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1be3f5"/>
    </style:style>
    <style:style style:name="P6" style:family="paragraph" style:parent-style-name="Standard">
      <style:text-properties officeooo:rsid="00370187" officeooo:paragraph-rsid="004f2452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c4e4" officeooo:paragraph-rsid="004e4d66"/>
    </style:style>
    <style:style style:name="P10" style:family="paragraph" style:parent-style-name="Standard">
      <style:text-properties officeooo:rsid="0039c4e4" officeooo:paragraph-rsid="004e8b5d"/>
    </style:style>
    <style:style style:name="P11" style:family="paragraph" style:parent-style-name="Standard">
      <style:text-properties officeooo:rsid="0039c4e4" officeooo:paragraph-rsid="004efea2"/>
    </style:style>
    <style:style style:name="P12" style:family="paragraph" style:parent-style-name="Standard">
      <style:text-properties officeooo:rsid="0039c4e4" officeooo:paragraph-rsid="004f2452"/>
    </style:style>
    <style:style style:name="P13" style:family="paragraph" style:parent-style-name="Standard">
      <style:text-properties officeooo:rsid="0039e5fd" officeooo:paragraph-rsid="0043995e"/>
    </style:style>
    <style:style style:name="P14" style:family="paragraph" style:parent-style-name="Standard">
      <style:text-properties officeooo:rsid="003dbb40" officeooo:paragraph-rsid="00455aa7"/>
    </style:style>
    <style:style style:name="P15" style:family="paragraph" style:parent-style-name="Standard">
      <style:text-properties officeooo:rsid="003bcf66" officeooo:paragraph-rsid="00443ffd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officeooo:rsid="004cbd3e" officeooo:paragraph-rsid="004cbd3e"/>
    </style:style>
    <style:style style:name="P18" style:family="paragraph" style:parent-style-name="Standard">
      <style:text-properties officeooo:rsid="004d72b6" officeooo:paragraph-rsid="004e8b5d"/>
    </style:style>
    <style:style style:name="P19" style:family="paragraph" style:parent-style-name="Standard">
      <style:text-properties officeooo:rsid="004f2452" officeooo:paragraph-rsid="004f2452"/>
    </style:style>
    <style:style style:name="P20" style:family="paragraph" style:parent-style-name="Standard">
      <style:text-properties officeooo:rsid="004d72b6" officeooo:paragraph-rsid="004efea2"/>
    </style:style>
    <style:style style:name="P21" style:family="paragraph" style:parent-style-name="Standard">
      <style:text-properties officeooo:rsid="004d72b6" officeooo:paragraph-rsid="0055b2e9"/>
    </style:style>
    <style:style style:name="P22" style:family="paragraph" style:parent-style-name="Standard">
      <style:text-properties officeooo:rsid="0014df67" officeooo:paragraph-rsid="0014df67"/>
    </style:style>
    <style:style style:name="P23" style:family="paragraph" style:parent-style-name="Standard">
      <style:text-properties officeooo:rsid="0014df67" officeooo:paragraph-rsid="0055b2e9"/>
    </style:style>
    <style:style style:name="P24" style:family="paragraph" style:parent-style-name="Standard">
      <style:text-properties officeooo:rsid="0014df67" officeooo:paragraph-rsid="00565600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7d79e"/>
    </style:style>
    <style:style style:name="T8" style:family="text">
      <style:text-properties officeooo:rsid="004cb335"/>
    </style:style>
    <style:style style:name="T9" style:family="text">
      <style:text-properties officeooo:rsid="004cbd3e"/>
    </style:style>
    <style:style style:name="T10" style:family="text">
      <style:text-properties officeooo:rsid="004d72b6"/>
    </style:style>
    <style:style style:name="T11" style:family="text">
      <style:text-properties officeooo:rsid="004e4d66"/>
    </style:style>
    <style:style style:name="T12" style:family="text">
      <style:text-properties officeooo:rsid="004e8b5d"/>
    </style:style>
    <style:style style:name="T13" style:family="text">
      <style:text-properties officeooo:rsid="004efea2"/>
    </style:style>
    <style:style style:name="T14" style:family="text">
      <style:text-properties fo:font-weight="normal" officeooo:rsid="004d72b6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590bcd"/>
    </style:style>
    <style:style style:name="T20" style:family="text">
      <style:text-properties officeooo:rsid="0059385f"/>
    </style:style>
    <style:style style:name="T21" style:family="text">
      <style:text-properties officeooo:rsid="00596c00"/>
    </style:style>
    <style:style style:name="T22" style:family="text">
      <style:text-properties officeooo:rsid="005b1b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5"/>
      <text:p text:style-name="P6"><text:s/><text:span text:style-name="T6">9_FPN_routines</text:span><text:tab/><text:span text:style-name="T9">Subroutines used</text:span></text:p>
      <text:p text:style-name="P17"/>
      <text:p text:style-name="P20">FPN_DIY_IO\<text:tab/><text:tab/><text:tab/><text:tab/><text:tab/></text:p>
      <text:p text:style-name="P11"><text:tab/>I2C_Tx_float_display_control;</text:p>
      <text:p text:style-name="P10"><text:tab/>Scientific_number_from_KBD<text:span text:style-name="T10">();</text:span></text:p>
      <text:p text:style-name="P10"><text:tab/><text:span text:style-name="T10">Fraction_to_Binary_Signed();</text:span></text:p>
      <text:p text:style-name="P10"><text:tab/><text:span text:style-name="T10">Scientifc_num_to_FPN();</text:span></text:p>
      <text:p text:style-name="P11"><text:tab/>I2C_Tx_float_num(<text:span text:style-name="T11">);</text:span></text:p>
      <text:p text:style-name="P11"><text:tab/>I2C_FPN_to_display<text:span text:style-name="T10">();</text:span></text:p>
      <text:p text:style-name="P11"><text:tab/>Assemble_FPN<text:span text:style-name="T10">();</text:span></text:p>
      <text:p text:style-name="P10"><text:tab/>unpack_FPN<text:span text:style-name="T10">();</text:span></text:p>
      <text:p text:style-name="P10"><text:tab/>FPN_to_String(<text:span text:style-name="T10">);</text:span></text:p>
      <text:p text:style-name="P10"/>
      <text:p text:style-name="P11"><text:span text:style-name="T10">All subroutines included under “FPN_DIY_IO” used and tested in <text:s/>“</text:span><text:span text:style-name="T14">9_FPN_routines”</text:span></text:p>
      <text:p text:style-name="P11"><text:tab/></text:p>
      <text:p text:style-name="P10"/>
      <text:p text:style-name="P18">KBD_to_display<text:span text:style-name="T12">\</text:span></text:p>
      <text:p text:style-name="P18"><text:tab/>Get_fpn_from_KBD<text:span text:style-name="T11">();</text:span></text:p>
      <text:p text:style-name="P18"><text:tab/>Get_Float_num_string_from_KBD(<text:span text:style-name="T11">);</text:span></text:p>
      <text:p text:style-name="P18"/>
      <text:p text:style-name="P11">Arduino_Rx_Tx_UNO_pcb<text:span text:style-name="T12">\</text:span></text:p>
      <text:p text:style-name="P11"><text:tab/>Sc_Num_to_PC_A(<text:span text:style-name="T10">);</text:span></text:p>
      <text:p text:style-name="P11"><text:tab/>FPN_to_Significand<text:span text:style-name="T11">();</text:span></text:p>
      <text:p text:style-name="P11"/>
      <text:p text:style-name="P11">FPN_arithmetic<text:span text:style-name="T12">\</text:span></text:p>
      <text:p text:style-name="P11"><text:tab/>FPN_add<text:span text:style-name="T10">();</text:span></text:p>
      <text:p text:style-name="P11"><text:tab/>FPN_div<text:span text:style-name="T10">();</text:span></text:p>
      <text:p text:style-name="P11"><text:tab/>FPN_mult<text:span text:style-name="T10">();</text:span></text:p>
      <text:p text:style-name="P11"/>
      <text:p text:style-name="P11">Basic_Rx_Tx_Arduino<text:span text:style-name="T13">\</text:span></text:p>
      <text:p text:style-name="P11"><text:tab/><text:span text:style-name="T10">Check_num_for_to_big_or_small();</text:span></text:p>
      <text:p text:style-name="P8"/>
      <text:p text:style-name="P9"><text:tab/>Print_RHS_of_binary_point<text:span text:style-name="T10">();<text:tab/>Local only</text:span></text:p>
      <text:p text:style-name="P9"><text:tab/>Print_long_as_binary<text:span text:style-name="T10">();<text:tab/><text:tab/>Local only</text:span></text:p>
      <text:p text:style-name="P8"/>
      <text:p text:style-name="P19"/>
      <text:p text:style-name="P19"/>
      <text:p text:style-name="P19"/>
      <text:p text:style-name="P19"/>
      <text:p text:style-name="P19"><text:soft-page-break/>Projects tested</text:p>
      <text:p text:style-name="P12"><text:tab/><text:tab/><text:tab/><text:tab/><text:tab/>Globals<text:tab/>Locals</text:p>
      <text:p text:style-name="P8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7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6"><text:span text:style-name="T16">5_Arduino_PC_comms_library and </text:span>6_The_8_digit_display_and_IO</text:p>
      <text:p text:style-name="P1"/>
      <text:p text:style-name="P1">Arduino_Rx_Tx_UNO_pcb<text:span text:style-name="T16">\</text:span></text:p>
      <text:p text:style-name="P24"><text:tab/>Unsigned_Int_from_PC_A<text:span text:style-name="T18">();</text:span></text:p>
      <text:p text:style-name="P24"><text:tab/>Int_Num_from_PC_A<text:span text:style-name="T18">();</text:span></text:p>
      <text:p text:style-name="P24"><text:tab/>Sc_Num_from_PC_A<text:span text:style-name="T18">();</text:span></text:p>
      <text:p text:style-name="P24"><text:tab/>Unsigned_Int_to_PC_A<text:span text:style-name="T18">();</text:span></text:p>
      <text:p text:style-name="P23"><text:tab/>Int_Num_to_PC_A(<text:span text:style-name="T15">);</text:span></text:p>
      <text:p text:style-name="P23"><text:tab/>Sc_Num_to_PC_A<text:span text:style-name="T15">();</text:span></text:p>
      <text:p text:style-name="P23"/>
      <text:p text:style-name="P23">KBD_to_display<text:span text:style-name="T16">\</text:span></text:p>
      <text:p text:style-name="P1"><text:tab/>Int_KBD_to_display_A(<text:span text:style-name="T15">);</text:span></text:p>
      <text:p text:style-name="P23"><text:tab/>FPN_KBD_to_display_<text:span text:style-name="T15">A();</text:span></text:p>
      <text:p text:style-name="P23"><text:tab/>FPN_string_KBD_to_display_<text:span text:style-name="T15">A();</text:span></text:p>
      <text:p text:style-name="P1"><text:tab/></text:p>
      <text:p text:style-name="P1"><text:s/></text:p>
      <text:p text:style-name="P21">FPN_DIY_IO\</text:p>
      <text:p text:style-name="P21"><text:tab/><text:span text:style-name="T17">I2C_FPN_to_display();</text:span></text:p>
      <text:p text:style-name="P21"/>
      <text:p text:style-name="P1"><text:tab/><text:tab/><text:tab/><text:tab/><text:tab/><text:span text:style-name="T19">Global</text:span></text:p>
      <text:p text:style-name="P1">6A_Segment_driver<text:tab/></text:p>
      <text:p text:style-name="P1">6B_Segment_driver<text:tab/></text:p>
      <text:p text:style-name="P1">6C_Numerical_entry<text:tab/><text:tab/><text:tab/><text:span text:style-name="T19">OK</text:span></text:p>
      <text:p text:style-name="P1">6D_INT_to_display<text:tab/><text:tab/><text:tab/><text:span text:style-name="T20">OK</text:span></text:p>
      <text:p text:style-name="P1">6E_FPN_to_display<text:tab/><text:tab/><text:tab/><text:span text:style-name="T21">OK</text:span></text:p>
      <text:p text:style-name="P1">6F_FPN_from_IO<text:tab/><text:tab/><text:tab/><text:span text:style-name="T22">OK</text:span></text:p>
      <text:p text:style-name="P1">6G_INT_from_IO</text:p>
      <text:p text:style-name="P1">6H_calculator</text:p>
      <text:p text:style-name="P1">6L_FPN_to_display_legacy</text:p>
      <text:p text:style-name="P1">6M_FPN_from_IO_leg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3T15:02:52.153000000</dc:date>
    <meta:editing-duration>PT16H2M27S</meta:editing-duration>
    <meta:editing-cycles>51</meta:editing-cycles>
    <meta:document-statistic meta:table-count="0" meta:image-count="0" meta:object-count="0" meta:page-count="2" meta:paragraph-count="69" meta:word-count="157" meta:character-count="1757" meta:non-whitespace-character-count="1573"/>
  </office:meta>
</office:document-meta>
</file>